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中国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lt" number:country="L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.00.0000</text:date>, <text:time style:data-style-name="N2" text:time-value="20:34:11.018032479">00:00:00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01:55.866106398</meta:creation-date>
    <dc:date>2017-09-30T20:34:21.446824878</dc:date>
    <meta:editing-duration>PT1M42S</meta:editing-duration>
    <meta:editing-cycles>2</meta:editing-cycles>
    <meta:generator>LibreOffice/4.4.6.3$Linux_X86_64 LibreOffice_project/40m0$Build-3</meta:generator>
    <dc:creator>Evgeny  Karev</dc:creator>
    <meta:document-statistic meta:table-count="1" meta:cell-count="6" meta:object-count="0"/>
  </office:meta>
</office:document-meta>
</file>